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paragraph-rsid="00083e29"/>
    </style:style>
    <style:style style:name="P2" style:family="paragraph" style:parent-style-name="Standard">
      <style:text-properties officeooo:rsid="0004ee9b" officeooo:paragraph-rsid="0004ee9b"/>
    </style:style>
    <style:style style:name="P3" style:family="paragraph" style:parent-style-name="Standard">
      <style:text-properties officeooo:rsid="0006afe3" officeooo:paragraph-rsid="0006afe3"/>
    </style:style>
    <style:style style:name="P4" style:family="paragraph" style:parent-style-name="Standard">
      <style:text-properties officeooo:rsid="00083e29" officeooo:paragraph-rsid="00083e29"/>
    </style:style>
    <style:style style:name="P5" style:family="paragraph" style:parent-style-name="Standard" style:list-style-name="L1">
      <style:text-properties officeooo:rsid="0006afe3" officeooo:paragraph-rsid="000f5736"/>
    </style:style>
    <style:style style:name="P6" style:family="paragraph" style:parent-style-name="Standard">
      <style:text-properties officeooo:rsid="0006afe3" officeooo:paragraph-rsid="0011daa7"/>
    </style:style>
    <style:style style:name="P7" style:family="paragraph" style:parent-style-name="Standard" style:list-style-name="L1">
      <style:text-properties officeooo:rsid="0004ee9b" officeooo:paragraph-rsid="0011daa7"/>
    </style:style>
    <style:style style:name="P8" style:family="paragraph" style:parent-style-name="Standard" style:list-style-name="L2">
      <style:text-properties officeooo:paragraph-rsid="00083e29"/>
    </style:style>
    <style:style style:name="P9" style:family="paragraph" style:parent-style-name="Standard">
      <style:text-properties officeooo:rsid="000d3541" officeooo:paragraph-rsid="00083e29"/>
    </style:style>
    <style:style style:name="P10" style:family="paragraph" style:parent-style-name="Standard">
      <style:text-properties officeooo:rsid="000d3541" officeooo:paragraph-rsid="000d3541"/>
    </style:style>
    <style:style style:name="P11" style:family="paragraph" style:parent-style-name="Standard">
      <style:text-properties officeooo:rsid="000989a9" officeooo:paragraph-rsid="00083e29"/>
    </style:style>
    <style:style style:name="P12" style:family="paragraph" style:parent-style-name="Standard">
      <style:text-properties officeooo:rsid="000989a9" officeooo:paragraph-rsid="000989a9"/>
    </style:style>
    <style:style style:name="P13" style:family="paragraph" style:parent-style-name="Standard" style:list-style-name="L4">
      <style:text-properties officeooo:rsid="000989a9" officeooo:paragraph-rsid="000989a9"/>
    </style:style>
    <style:style style:name="P14" style:family="paragraph" style:parent-style-name="Standard">
      <style:text-properties officeooo:rsid="000cb064" officeooo:paragraph-rsid="000cb064"/>
    </style:style>
    <style:style style:name="P15" style:family="paragraph" style:parent-style-name="Standard" style:list-style-name="L3">
      <style:text-properties officeooo:rsid="000cb064" officeooo:paragraph-rsid="000cb064"/>
    </style:style>
    <style:style style:name="P16" style:family="paragraph" style:parent-style-name="Standard">
      <style:text-properties officeooo:rsid="000f5736" officeooo:paragraph-rsid="0004ee9b"/>
    </style:style>
    <style:style style:name="P17" style:family="paragraph" style:parent-style-name="Standard">
      <style:text-properties officeooo:paragraph-rsid="0011daa7"/>
    </style:style>
    <style:style style:name="P18" style:family="paragraph" style:parent-style-name="Text_20_body">
      <style:text-properties officeooo:paragraph-rsid="0011daa7"/>
    </style:style>
    <style:style style:name="P19" style:family="paragraph" style:parent-style-name="Text_20_body">
      <style:text-properties officeooo:paragraph-rsid="00148e39"/>
    </style:style>
    <style:style style:name="P20" style:family="paragraph" style:parent-style-name="Text_20_body">
      <style:text-properties officeooo:paragraph-rsid="00163837"/>
    </style:style>
    <style:style style:name="P21" style:family="paragraph" style:parent-style-name="Heading_20_1">
      <style:text-properties officeooo:rsid="000d3541"/>
    </style:style>
    <style:style style:name="T1" style:family="text">
      <style:text-properties officeooo:rsid="0006afe3"/>
    </style:style>
    <style:style style:name="T2" style:family="text">
      <style:text-properties officeooo:rsid="00083e29"/>
    </style:style>
    <style:style style:name="T3" style:family="text">
      <style:text-properties officeooo:rsid="000989a9"/>
    </style:style>
    <style:style style:name="T4" style:family="text">
      <style:text-properties officeooo:rsid="000b42b8"/>
    </style:style>
    <style:style style:name="T5" style:family="text">
      <style:text-properties officeooo:rsid="000d3541"/>
    </style:style>
    <style:style style:name="T6" style:family="text">
      <style:text-properties officeooo:rsid="000f5736"/>
    </style:style>
    <style:style style:name="T7" style:family="text">
      <style:text-properties officeooo:rsid="0011daa7"/>
    </style:style>
    <style:style style:name="T8" style:family="text">
      <style:text-properties officeooo:rsid="00134cf4"/>
    </style:style>
    <style:style style:name="T9" style:family="text">
      <style:text-properties officeooo:rsid="00148e39"/>
    </style:style>
    <style:style style:name="T10" style:family="text">
      <style:text-properties officeooo:rsid="0016383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OpenData, cas pratique.</text:p>
      <text:p text:style-name="P2"/>
      <text:p text:style-name="P16"><text:span text:style-name="T7"/></text:p>
      <text:p text:style-name="P6"><text:span text:style-name="T7">Cet article illustre les différentes étapes de mise en œuvre d'une stratégie OpenData de la conception de la structure des données (ontologie), du remplissage de cette base par la technique de web scrapping à l'exposition des données dans le cloud.</text:span></text:p>
      <text:p text:style-name="P6"><text:span text:style-name="T7"/></text:p>
      <text:p text:style-name="P17"><text:span text:style-name="T2">De nombreu</text:span><text:span text:style-name="T7">x documents </text:span><text:span text:style-name="T2">disponibles sur le web </text:span><text:span text:style-name="T7">(et référencés dans cet article) </text:span><text:span text:style-name="T2">expliquent les principaux concepts mise en œuvre </text:span><text:span text:style-name="T7">dans cet article :</text:span></text:p>
      <text:p text:style-name="P17"><text:span text:style-name="T7"/></text:p>
      <text:p text:style-name="P17"><text:span text:style-name="T7">- principes, bénéfices, risques de l'OpenData,</text:span></text:p>
      <text:p text:style-name="P17"><text:span text:style-name="T7">- principes et langages du web sémantique,</text:span></text:p>
      <text:p text:style-name="P17"><text:span text:style-name="T7">- principes et outils de développement d'ontologies,</text:span></text:p>
      <text:p text:style-name="P17"><text:span text:style-name="T7">- utilisation de SPARQL dans un environnement programmable : ici java,</text:span></text:p>
      <text:p text:style-name="P17"><text:span text:style-name="T7">- technique du « web scrapping » et la structure des documents HTML,</text:span></text:p>
      <text:p text:style-name="P17"><text:span text:style-name="T7">- exposition de services et stockage de données </text:span><text:span text:style-name="T8">(base NoSQL) </text:span><text:span text:style-name="T7">dans le cloud.</text:span></text:p>
      <text:p text:style-name="P17"><text:span text:style-name="T7"/></text:p>
      <text:p text:style-name="P17"><text:span text:style-name="T2">L'objet n'est donc pas d'expliquer mais uniquement </text:span><text:span text:style-name="T7">d'illustrer</text:span><text:span text:style-name="T1"> la procédure </text:span><text:span text:style-name="T9">d</text:span><text:span text:style-name="T7">'openData par un exemple concret. </text:span><text:span text:style-name="T9">Evidemment la mise en œuvre d'une stratégie d'ouverture de données ne se limite pas au chantier technique qu'illustre l'article. Elle doit prendre en compte de nombreux impacts sur les compétences, les salariés, les modèles économiques.</text:span></text:p>
      <text:p text:style-name="P3"/>
      <text:h text:style-name="Heading_20_1" text:outline-level="1">Outils / <text:span text:style-name="T6">Environnement</text:span></text:h>
      <text:p text:style-name="P18"><text:span text:style-name="T7">L'environnement technique de l'exemple met en oeuvre</text:span></text:p>
      <text:list xml:id="list3045090775755382234" text:style-name="L1">
        <text:list-item>
          <text:p text:style-name="P5">Protégé 4.2 <text:span text:style-name="T6">pour concevoir </text:span><text:span text:style-name="T7">la structure de données, l'</text:span><text:span text:style-name="T6">ontologie</text:span></text:p>
        </text:list-item>
        <text:list-item>
          <text:p text:style-name="P5"><text:span text:style-name="T3">Google App Engine </text:span><text:span text:style-name="T6">pour héberger le projet</text:span></text:p>
        </text:list-item>
        <text:list-item>
          <text:p text:style-name="P7"><text:span text:style-name="T7">le </text:span><text:a xlink:type="simple" xlink:href="http://jena.apache.org/index.html"><text:span text:style-name="T4">Framework Jena</text:span></text:a><text:span text:style-name="T4"> pour </text:span><text:span text:style-name="T6">implémenter l'ontologie </text:span><text:span text:style-name="T7">dans le cloud </text:span></text:p>
        </text:list-item>
        <text:list-item>
          <text:p text:style-name="P7"><text:span text:style-name="T7">L'usage de </text:span><text:span text:style-name="T6">G</text:span><text:span text:style-name="T7">oogle </text:span><text:span text:style-name="T6">A</text:span><text:span text:style-name="T7">pp </text:span><text:span text:style-name="T6">E</text:span><text:span text:style-name="T7">ngine comme serveur d'application</text:span></text:p>
        </text:list-item>
        <text:list-item>
          <text:p text:style-name="P5"><text:span text:style-name="T7">la librairie </text:span><text:a xlink:type="simple" xlink:href="http://jsoup.org/"><text:span text:style-name="T5">jsoup</text:span></text:a><text:span text:style-name="T5"> </text:span><text:span text:style-name="T6">pour </text:span><text:span text:style-name="T5">parser </text:span><text:span text:style-name="T6">les pages </text:span><text:span text:style-name="T5">HTML sous forme de librairie Java.</text:span></text:p>
        </text:list-item>
        <text:list-item>
          <text:p text:style-name="P7"><text:span text:style-name="T7">L'environnement de développement </text:span><text:span text:style-name="T5">Eclipse </text:span><text:span text:style-name="T7">et le plugin Google GAE </text:span><text:span text:style-name="T6">pour déployer l'ontologie sur le </text:span><text:span text:style-name="T7">cloud de Google</text:span></text:p>
        </text:list-item>
      </text:list>
      <text:h text:style-name="Heading_20_1" text:outline-level="1"><text:span text:style-name="T7">Etape 1 : </text:span>Constru<text:span text:style-name="T7">ction de</text:span> l'ontologie</text:h>
      <text:p text:style-name="P20"><text:span text:style-name="T7">La première étape consiste </text:span><text:span text:style-name="T9">a</text:span><text:span text:style-name="T7"> réaliser la structure de données, que l'on désigne dans le vocabulaire du Web </text:span><text:span text:style-name="T10">Sémantique</text:span><text:span text:style-name="T7"> par </text:span><text:span text:style-name="T10">une «</text:span><text:a xlink:type="simple" xlink:href="http://fr.wikipedia.org/wiki/Ontologie_(informatique)"><text:span text:style-name="T10"> </text:span></text:a><text:a xlink:type="simple" xlink:href="http://fr.wikipedia.org/wiki/Ontologie_(informatique)"><text:span text:style-name="T7">ontologie </text:span></text:a><text:span text:style-name="T7">». </text:span><text:span text:style-name="T9">Le </text:span><text:span text:style-name="T10">langage</text:span><text:span text:style-name="T9"> de description d</text:span><text:span text:style-name="T10">es</text:span><text:span text:style-name="T9"> ontologie</text:span><text:span text:style-name="T10">s, l'OWL,</text:span><text:span text:style-name="T9"> est normalisé depuis 200</text:span><text:span text:style-name="T10">4 par une </text:span><text:a xlink:type="simple" xlink:href="http://www.w3.org/standards/semanticweb/ontology"><text:span text:style-name="T10">publication du W3C</text:span></text:a><text:span text:style-name="T10">.</text:span></text:p>
      <text:p text:style-name="P20"><text:span text:style-name="T9">Notre </text:span><text:span text:style-name="T7">choix se porte sur une ontologie décrivant le</text:span><text:span text:style-name="T8">s relations entre pharmaciens, médecin et patient</text:span><text:span text:style-name="T10">s</text:span><text:span text:style-name="T8"> à travers le diagnostic de</text:span><text:span text:style-name="T10">s</text:span><text:span text:style-name="T8"> maladie</text:span><text:span text:style-name="T10">s</text:span><text:span text:style-name="T8"> et la prescription de médicament</text:span><text:span text:style-name="T10">s</text:span><text:span text:style-name="T8">.</text:span></text:p>
      <text:p text:style-name="P19"><text:span text:style-name="T9"/></text:p>
      <text:p text:style-name="P18"><text:span text:style-name="T8"/></text:p>
      <text:p text:style-name="P4"/>
      <text:p text:style-name="P1"><text:span text:style-name="T2">Le logiciel </text:span><text:a xlink:type="simple" xlink:href="http://protege.stanford.edu/"><text:span text:style-name="T2">Protégé</text:span></text:a><text:span text:style-name="T2"> n'est </text:span><text:a xlink:type="simple" xlink:href="http://www.w3.org/wiki/Ontology_editors"><text:span text:style-name="T2">pas le seul</text:span></text:a><text:span text:style-name="T2"> pour construire une ontologie mais </text:span><text:span text:style-name="T9">il a l'avantage d'être </text:span><text:span text:style-name="T2">à la fois complet, </text:span><text:span text:style-name="T9">open-source (garantit de pérénité et de respect des standards) </text:span><text:span text:style-name="T2">gratuit </text:span><text:span text:style-name="T9">et largement utilisé (donc bénéficiant d'une forte communauté d'utilisateurs).</text:span></text:p>
      <text:p text:style-name="P4"/>
      <text:p text:style-name="P4">Revenons sur quelques concepts. Une ontologie ressemble à un modèle de conception des données <text:soft-page-break/>(MCD) en terminologie MERISE. Pour autant il introduit quelques concepts supplémentaires :</text:p>
      <text:p text:style-name="P4"/>
      <text:list xml:id="list7015899322971380892" text:style-name="L2">
        <text:list-item>
          <text:p text:style-name="P8"><text:span text:style-name="T2">la </text:span><text:a xlink:type="simple" xlink:href="http://ontogenesis.knowledgeblog.org/1260"><text:span text:style-name="T2">disjonctions de classe</text:span></text:a><text:span text:style-name="T2"> permet de déclarer qu'une même instance ne peut appartenir aux deux classes.</text:span></text:p>
        </text:list-item>
      </text:list>
      <text:p text:style-name="P4"/>
      <text:h text:style-name="P21" text:outline-level="1">Création d'instance</text:h>
      <text:p text:style-name="P9"/>
      <text:p text:style-name="P10">Il est possible de créer quelques instances de l'ontologie directement dans Protege mais l'objectif de l'article est de remplir notre ontologie via une technique de « web scrapping »</text:p>
      <text:p text:style-name="P4"/>
      <text:p text:style-name="P11"/>
      <text:p text:style-name="P14">Installation de l'environnement de développement</text:p>
      <text:p text:style-name="P14"/>
      <text:p text:style-name="P14">L'installation de l'environnement se fait en quelques étapes</text:p>
      <text:p text:style-name="P14"/>
      <text:list xml:id="list4370371179781825178" text:style-name="L3">
        <text:list-item>
          <text:p text:style-name="P15">Téléchargement d'eclipse</text:p>
        </text:list-item>
        <text:list-item>
          <text:p text:style-name="P15">Téléchargement du SDK du Google App Engine et du plugin Eclipse</text:p>
        </text:list-item>
        <text:list-item>
          <text:p text:style-name="P15">Téléchargement du Framework Jena</text:p>
        </text:list-item>
        <text:list-item>
          <text:p text:style-name="P15">Installation</text:p>
          <text:p text:style-name="P15"/>
        </text:list-item>
      </text:list>
      <text:p text:style-name="P11"/>
      <text:p text:style-name="P12">Références</text:p>
      <text:list xml:id="list4219491107410810678" text:style-name="L4">
        <text:list-item>
          <text:p text:style-name="P13">« Introduction à OWL, un langage XML d'ontologies Web », Xavier Lacot 200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1T15:05:02.63</meta:creation-date>
    <dc:date>2013-03-26T17:33:33.13</dc:date>
    <meta:editing-duration>PT5H17M58S</meta:editing-duration>
    <meta:editing-cycles>6</meta:editing-cycles>
    <meta:generator>LibreOffice/4.0.0.3$Windows_x86 LibreOffice_project/7545bee9c2a0782548772a21bc84a9dcc583b89</meta:generator>
    <meta:document-statistic meta:table-count="0" meta:image-count="0" meta:object-count="0" meta:page-count="2" meta:paragraph-count="34" meta:word-count="487" meta:character-count="3143" meta:non-whitespace-character-count="2701"/>
  </office:meta>
</office:document-meta>
</file>